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25-08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21-08-04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19-08-2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17-08-2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15-08-1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13-08-22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12-08-30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10-08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09-08-12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08-08-1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07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06-08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04-08-25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422119431201</text:p>
          </table:table-cell>
          <table:table-cell office:value-type="string" calcext:value-type="string">
            <text:p>019S021E32C001M</text:p>
          </table:table-cell>
          <table:table-cell office:value-type="string" calcext:value-type="string">
            <text:p>2002-08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